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0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46.51mm"/>
    </style:style>
    <style:style style:name="co7" style:family="table-column">
      <style:table-column-properties fo:break-before="auto" style:column-width="55.83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18.22mm"/>
    </style:style>
    <style:style style:name="co11" style:family="table-column">
      <style:table-column-properties fo:break-before="auto" style:column-width="24.27mm"/>
    </style:style>
    <style:style style:name="co12" style:family="table-column">
      <style:table-column-properties fo:break-before="auto" style:column-width="22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41.06mm"/>
    </style:style>
    <style:style style:name="co16" style:family="table-column">
      <style:table-column-properties fo:break-before="auto" style:column-width="21.33mm"/>
    </style:style>
    <style:style style:name="co17" style:family="table-column">
      <style:table-column-properties fo:break-before="auto" style:column-width="19.28mm"/>
    </style:style>
    <style:style style:name="co18" style:family="table-column">
      <style:table-column-properties fo:break-before="auto" style:column-width="15.2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16.33mm"/>
    </style:style>
    <style:style style:name="co21" style:family="table-column">
      <style:table-column-properties fo:break-before="auto" style:column-width="76.87mm"/>
    </style:style>
    <style:style style:name="co22" style:family="table-column">
      <style:table-column-properties fo:break-before="auto" style:column-width="68.0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4.64mm" fo:break-before="auto" style:use-optimal-row-height="false"/>
    </style:style>
    <style:style style:name="ro4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mm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8pt"/>
    </style:style>
    <style:style style:name="ce10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mm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color="#ce181e"/>
    </style:style>
    <style:style style:name="ce49" style:family="table-cell" style:parent-style-name="Default">
      <style:table-cell-properties fo:background-color="#cccccc"/>
      <style:text-properties fo:color="#ce181e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 fo:font-weight="bold" style:font-weight-asian="bold" style:font-weight-complex="bold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mm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center" fo:margin-left="0m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mm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mm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mm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  <style:text-properties fo:color="#ce181e" fo:font-weight="bold" style:font-weight-asian="bold" style:font-weight-complex="bold"/>
    </style:style>
    <style:style style:name="ce2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mm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mm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33" style:family="table-cell" style:parent-style-name="Default" style:data-style-name="N100">
      <style:table-cell-properties fo:background-color="#cccccc" fo:border="none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mm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  <style:text-properties fo:color="#ce181e"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mm"/>
      <style:text-properties fo:font-size="8pt"/>
    </style:style>
    <style:style style:name="ce42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mm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mm"/>
      <style:text-properties fo:font-size="8pt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5" style:family="table-cell" style:parent-style-name="Default" style:data-style-name="N100">
      <style:table-cell-properties fo:background-color="#cccccc"/>
    </style:style>
    <style:style style:name="ce46" style:family="table-cell" style:parent-style-name="Default" style:data-style-name="N100"/>
    <style:style style:name="T1" style:family="text">
      <style:text-properties fo:color="#ce181e"/>
    </style:style>
    <style:style style:name="T2" style:family="text">
      <style:text-properties style:use-window-font-color="tru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number-columns-repeated="99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7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 table:number-columns-repeated="997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1004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1004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1004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1004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:</text:p>
          </table:table-cell>
          <table:table-cell table:style-name="ce3" table:number-columns-repeated="9"/>
          <table:table-cell table:style-name="ce7"/>
          <table:table-cell table:style-name="ce8"/>
          <table:table-cell table:style-name="ce3" table:number-columns-repeated="4"/>
          <table:table-cell table:style-name="ce14" office:value-type="string" calcext:value-type="string">
            <text:p>Tabelle der Einheiten, die abgefragt werden. Die weißen Felder müssen manuell ausgefüllt werden.</text:p>
          </table:table-cell>
          <table:table-cell table:style-name="ce14"/>
          <table:table-cell table:style-name="ce22"/>
          <table:table-cell table:style-name="ce29"/>
          <table:table-cell table:style-name="ce33"/>
          <table:table-cell table:style-name="ce39" table:number-columns-repeated="2"/>
          <table:table-cell table:style-name="ce42"/>
          <table:table-cell table:style-name="ce45"/>
          <table:table-cell table:style-name="ce3" table:number-columns-repeated="998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Nenne das Formelzeichen fü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Gib die Maßeinheit an für das Formelzeichen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Rechne in andere (SI-)Einheiten um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b an, welche Größe wie folgt definiert wird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Gib in wissenschaftl. Schreibweise a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b die definierende Formel an für</text:p>
          </table:table-cell>
          <table:table-cell table:style-name="ce12" office:value-type="string" calcext:value-type="string">
            <text:p>LSG. def. Formel in LaTeX-Mathmode: Lösung für def. Formel</text:p>
          </table:table-cell>
          <table:table-cell table:style-name="ce12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table:number-columns-repeated="997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ktivität" calcext:value-type="string">
            <text:p>Aktivität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58" office:value-type="string" calcext:value-type="string">
            <text:p>$-\frac{\Delta N}{\Delta t}$</text:p>
          </table:table-cell>
          <table:table-cell table:style-name="ce58"/>
          <table:table-cell table:style-name="ce25" office:value-type="string" calcext:value-type="string">
            <text:p>Aktivität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4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1]=&quot;&quot;;&quot;&quot;;CONCATENATE(&quot;&quot;;[.T11]))" office:value-type="string" office:string-value="Anzahl" calcext:value-type="string">
            <text:p>Anzahl</text:p>
          </table:table-cell>
          <table:table-cell table:style-name="ce41"/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9"/>
          <table:table-cell table:style-name="ce8"/>
          <table:table-cell table:style-name="ce49" table:formula="of:=IF([.$T11]=&quot;&quot;;&quot;&quot;;[.$F11])" office:value-type="float" office:value="0" calcext:value-type="float">
            <text:p>0</text:p>
          </table:table-cell>
          <table:table-cell table:style-name="ce10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10"/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63"/>
          <table:table-cell table:style-name="ce58"/>
          <table:table-cell table:style-name="ce25" office:value-type="string" calcext:value-type="string">
            <text:p>Anzahl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40"/>
          <table:table-cell table:number-columns-repeated="1000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Äquivalentdosis" calcext:value-type="string">
            <text:p>Äquivalentdosis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58" office:value-type="string" calcext:value-type="string">
            <text:p>$q \cdot D$</text:p>
          </table:table-cell>
          <table:table-cell table:style-name="ce58"/>
          <table:table-cell table:style-name="ce25" office:value-type="string" calcext:value-type="string">
            <text:p>Äquivalentdosis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13]=&quot;&quot;;&quot;&quot;;[.T13])" office:value-type="string" office:string-value="Beschleunigung" calcext:value-type="string">
            <text:p>Beschleunigung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10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58" office:value-type="string" calcext:value-type="string">
            <text:p>$\frac{\Delta v}{\Delta t}$</text:p>
          </table:table-cell>
          <table:table-cell table:style-name="ce58"/>
          <table:table-cell table:style-name="ce25" office:value-type="string" calcext:value-type="string">
            <text:p>Beschleunigung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40"/>
          <table:table-cell table:number-columns-repeated="2" office:value-type="string" calcext:value-type="string">
            <text:p>\meter\per\second\square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14]=&quot;&quot;;&quot;&quot;;[.T14])" office:value-type="string" office:string-value="Dichte" calcext:value-type="string">
            <text:p>Dichte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2.46</text:span>}{\g\per\cm\cubed}</text:p>
          </table:table-cell>
          <table:table-cell table:style-name="ce10" office:value-type="string" calcext:value-type="string">
            <text:p>\SI{<text:span text:style-name="T1">246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58" office:value-type="string" calcext:value-type="string">
            <text:p>$\frac{m}{V}$</text:p>
          </table:table-cell>
          <table:table-cell table:style-name="ce58"/>
          <table:table-cell table:style-name="ce25" office:value-type="string" calcext:value-type="string">
            <text:p>Dichte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40"/>
          <table:table-cell office:value-type="string" calcext:value-type="string">
            <text:p>\kg\per\m\cubed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Drehimpuls" calcext:value-type="string">
            <text:p>Drehimpuls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58" office:value-type="string" calcext:value-type="string">
            <text:p>$J\cdot\omega$</text:p>
          </table:table-cell>
          <table:table-cell table:style-name="ce58"/>
          <table:table-cell table:style-name="ce25" office:value-type="string" calcext:value-type="string">
            <text:p>Drehimpuls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4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Drehmoment" calcext:value-type="string">
            <text:p>Drehmoment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58" office:value-type="string" calcext:value-type="string">
            <text:p>$r\cdot F$</text:p>
          </table:table-cell>
          <table:table-cell table:style-name="ce58"/>
          <table:table-cell table:style-name="ce25" office:value-type="string" calcext:value-type="string">
            <text:p>Drehmoment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4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7]=&quot;&quot;;&quot;&quot;;[.T17])" office:value-type="string" office:string-value="Druck" calcext:value-type="string">
            <text:p>Druck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3" table:formula="of:=IF([.T17]=&quot;&quot;;&quot;&quot;;CONCATENATE(&quot;\SI{1}{&quot;;[.$Z17];&quot;}&quot;))" office:value-type="string" office:string-value="\SI{1}{\newton\per\meter\squared}" calcext:value-type="string">
            <text:p>\SI{1}{\newton\per\meter\squared}</text:p>
          </table:table-cell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58" office:value-type="string" calcext:value-type="string">
            <text:p>$\frac{F}{A}$</text:p>
          </table:table-cell>
          <table:table-cell table:style-name="ce58"/>
          <table:table-cell table:style-name="ce25" office:value-type="string" calcext:value-type="string">
            <text:p>Druck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4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ktrische Feldstärke" calcext:value-type="string">
            <text:p>Elektrische Feldstärke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3" table:formula="of:=IF([.T18]=&quot;&quot;;&quot;&quot;;CONCATENATE(&quot;\SI{1}{&quot;;[.$Z18];&quot;}&quot;))" office:value-type="string" office:string-value="\SI{1}{\newton\per\ampere\per\second}" calcext:value-type="string">
            <text:p>\SI{1}{\newton\per\ampere\per\second}</text:p>
          </table:table-cell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8" office:value-type="string" calcext:value-type="string">
            <text:p>$\frac{F}{Q}$</text:p>
          </table:table-cell>
          <table:table-cell table:style-name="ce58"/>
          <table:table-cell table:style-name="ce25" office:value-type="string" calcext:value-type="string">
            <text:p>Elektrische Feldstärke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4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19]=&quot;&quot;;&quot;&quot;;[.T19])" office:value-type="string" office:string-value="Energie (elektr.)" calcext:value-type="string">
            <text:p>Energie (elektr.)</text:p>
          </table:table-cell>
          <table:table-cell table:style-name="ce7" table:formula="of:=IF([.$T19]=&quot;&quot;;&quot;&quot;;CONCATENATE(&quot;$&quot;;[.$U19];&quot;$&quot;))" office:value-type="string" office:string-value="$W_{\text{el.}}$" calcext:value-type="string">
            <text:p>$W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W_{\text{el.}}$" calcext:value-type="string">
            <text:p>$W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style-name="ce3"/>
          <table:table-cell table:style-name="ce3" table:formula="of:=IF([.$R19]=&quot;&quot;;&quot;&quot;;[.$R19])" office:value-type="string" office:string-value="$Q \cdot U$" calcext:value-type="string">
            <text:p>$Q \cdot U$</text:p>
          </table:table-cell>
          <table:table-cell table:style-name="ce7" table:formula="of:=IF([.$T19]=&quot;&quot;;&quot;&quot;;CONCATENATE(&quot;$&quot;;[.$U19];&quot;$&quot;))" office:value-type="string" office:string-value="$W_{\text{el.}}$" calcext:value-type="string">
            <text:p>$W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W_{\text{el.}}$" calcext:value-type="string">
            <text:p>$W_{\text{el.}}$</text:p>
          </table:table-cell>
          <table:table-cell table:style-name="ce58" office:value-type="string" calcext:value-type="string">
            <text:p>$Q \cdot U$</text:p>
          </table:table-cell>
          <table:table-cell table:style-name="ce58"/>
          <table:table-cell table:style-name="ce25" office:value-type="string" calcext:value-type="string">
            <text:p>Energie (elektr.)</text:p>
          </table:table-cell>
          <table:table-cell office:value-type="string" calcext:value-type="string">
            <text:p>W_{\text{el.}}</text:p>
          </table:table-cell>
          <table:table-cell table:style-name="ce35" office:value-type="string" calcext:value-type="string">
            <text:p>= Q U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20]=&quot;&quot;;&quot;&quot;;[.T20])" office:value-type="string" office:string-value="Leistung (elektr.)" calcext:value-type="string">
            <text:p>Leistung (elektr.)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 table:formula="of:=IF([.$T20]=&quot;&quot;;&quot;&quot;;CONCATENATE(&quot;\SI{1}{&quot;;[.$Y20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0]=&quot;&quot;;&quot;&quot;;[.$F20])" office:value-type="string" office:string-value="\SI{1}{\watt}" calcext:value-type="string">
            <text:p>\SI{1}{\watt}</text:p>
          </table:table-cell>
          <table:table-cell table:style-name="ce3" table:formula="of:=IF([.T20]=&quot;&quot;;&quot;&quot;;CONCATENATE(&quot;\SI{1}{&quot;;[.$Z20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0]=&quot;&quot;;&quot;&quot;;[.$R20])" office:value-type="string" office:string-value="$U\cdot I$" calcext:value-type="string">
            <text:p>$U\cdot I$</text:p>
          </table:table-cell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0]=&quot;&quot;;&quot;&quot;;[.$Y20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0]=&quot;&quot;;&quot;&quot;;CONCATENATE(&quot;$&quot;;[.$U20];&quot;$&quot;))" office:value-type="string" office:string-value="$P$" calcext:value-type="string">
            <text:p>$P$</text:p>
          </table:table-cell>
          <table:table-cell table:style-name="ce58" office:value-type="string" calcext:value-type="string">
            <text:p>$U\cdot I$</text:p>
          </table:table-cell>
          <table:table-cell table:style-name="ce58"/>
          <table:table-cell table:style-name="ce25" office:value-type="string" calcext:value-type="string">
            <text:p>Leistung (elektr.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U I </text:p>
          </table:table-cell>
          <table:table-cell table:style-name="ce40" office:value-type="string" calcext:value-type="string">
            <text:p>W</text:p>
          </table:table-cell>
          <table:table-cell table:style-name="ce4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21]=&quot;&quot;;&quot;&quot;;[.T21])" office:value-type="string" office:string-value="Fläche" calcext:value-type="string">
            <text:p>Fläche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 table:formula="of:=IF([.$T21]=&quot;&quot;;&quot;&quot;;CONCATENATE(&quot;\SI{1}{&quot;;[.$Y21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style-name="ce3"/>
          <table:table-cell table:style-name="ce3" table:formula="of:=IF([.$R21]=&quot;&quot;;&quot;&quot;;[.$R21])" office:value-type="string" office:string-value="$l\cdot b$" calcext:value-type="string">
            <text:p>$l\cdot b$</text:p>
          </table:table-cell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1]=&quot;&quot;;&quot;&quot;;[.$Y21])" office:value-type="string" office:string-value="\meter\squared" calcext:value-type="string">
            <text:p>\meter\squared</text:p>
          </table:table-cell>
          <table:table-cell table:style-name="ce7" table:formula="of:=IF([.T2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1]=&quot;&quot;;&quot;&quot;;CONCATENATE(&quot;$&quot;;[.$U21];&quot;$&quot;))" office:value-type="string" office:string-value="$A$" calcext:value-type="string">
            <text:p>$A$</text:p>
          </table:table-cell>
          <table:table-cell table:style-name="ce58" office:value-type="string" calcext:value-type="string">
            <text:p>$l\cdot b$</text:p>
          </table:table-cell>
          <table:table-cell table:style-name="ce58"/>
          <table:table-cell table:style-name="ce25" office:value-type="string" calcext:value-type="string">
            <text:p>Fläche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b </text:p>
          </table:table-cell>
          <table:table-cell table:style-name="ce40" office:value-type="string" calcext:value-type="string">
            <text:p>m^2 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10"/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2]=&quot;&quot;;&quot;&quot;;[.$R22])" office:value-type="string" office:string-value="$\SI{100}{\m\squared}$" calcext:value-type="string">
            <text:p>$\SI{100}{\m\squared}$</text:p>
          </table:table-cell>
          <table:table-cell table:style-name="ce41" office:value-type="string" calcext:value-type="string">
            <text:p>\SI{1}{a}</text:p>
          </table:table-cell>
          <table:table-cell table:style-name="ce8"/>
          <table:table-cell table:style-name="ce3"/>
          <table:table-cell table:style-name="ce41"/>
          <table:table-cell table:style-name="ce7"/>
          <table:table-cell table:style-name="ce7" office:value-type="string" calcext:value-type="string">
            <text:p>$\SI{1}{a}$</text:p>
          </table:table-cell>
          <table:table-cell table:style-name="ce58" office:value-type="string" calcext:value-type="string">
            <text:p>$\SI{100}{\m\squared}$</text:p>
          </table:table-cell>
          <table:table-cell table:style-name="ce58"/>
          <table:table-cell table:style-name="ce25" office:value-type="string" calcext:value-type="string">
            <text:p>Ar</text:p>
          </table:table-cell>
          <table:table-cell/>
          <table:table-cell table:style-name="ce35"/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23]=&quot;&quot;;&quot;&quot;;[.T23])" office:value-type="string" office:string-value="Frequenz" calcext:value-type="string">
            <text:p>Frequenz</text:p>
          </table:table-cell>
          <table:table-cell table:style-name="ce7" table:formula="of:=IF([.$T23]=&quot;&quot;;&quot;&quot;;CONCATENATE(&quot;$&quot;;[.$U23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3]=&quot;&quot;;&quot;&quot;;CONCATENATE(&quot;$&quot;;[.$U23];&quot;$&quot;))" office:value-type="string" office:string-value="$f$" calcext:value-type="string">
            <text:p>$f$</text:p>
          </table:table-cell>
          <table:table-cell table:style-name="ce8" table:formula="of:=IF([.$T23]=&quot;&quot;;&quot;&quot;;CONCATENATE(&quot;\SI{1}{&quot;;[.$Y23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3]=&quot;&quot;;&quot;&quot;;[.$F23])" office:value-type="string" office:string-value="\SI{1}{\hertz}" calcext:value-type="string">
            <text:p>\SI{1}{\hertz}</text:p>
          </table:table-cell>
          <table:table-cell table:style-name="ce10" table:formula="of:=IF([.T23]=&quot;&quot;;&quot;&quot;;CONCATENATE(&quot;\si{&quot;;[.$Z23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3]=&quot;&quot;;&quot;&quot;;[.$R23])" office:value-type="string" office:string-value="$\frac{N}{t}$" calcext:value-type="string">
            <text:p>$\frac{N}{t}$</text:p>
          </table:table-cell>
          <table:table-cell table:style-name="ce7" table:formula="of:=IF([.$T23]=&quot;&quot;;&quot;&quot;;CONCATENATE(&quot;$&quot;;[.$U23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3" table:formula="of:=IF([.T23]=&quot;&quot;;&quot;&quot;;[.$Y23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3]=&quot;&quot;;&quot;&quot;;CONCATENATE(&quot;$&quot;;[.$U23];&quot;$&quot;))" office:value-type="string" office:string-value="$f$" calcext:value-type="string">
            <text:p>$f$</text:p>
          </table:table-cell>
          <table:table-cell table:style-name="ce58" office:value-type="string" calcext:value-type="string">
            <text:p>$\frac{N}{t}$</text:p>
          </table:table-cell>
          <table:table-cell table:style-name="ce58"/>
          <table:table-cell table:style-name="ce25" office:value-type="string" calcext:value-type="string">
            <text:p>Frequenz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40" office:value-type="string" calcext:value-type="string">
            <text:p>Hertz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24]=&quot;&quot;;&quot;&quot;;[.T24])" office:value-type="string" office:string-value="Geschwindigkeit" calcext:value-type="string">
            <text:p>Geschwindigkeit</text:p>
          </table:table-cell>
          <table:table-cell table:style-name="ce7" table:formula="of:=IF([.$T24]=&quot;&quot;;&quot;&quot;;CONCATENATE(&quot;$&quot;;[.$U24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v$" calcext:value-type="string">
            <text:p>$v$</text:p>
          </table:table-cell>
          <table:table-cell table:style-name="ce8" table:formula="of:=IF([.$T24]=&quot;&quot;;&quot;&quot;;CONCATENATE(&quot;\SI{1}{&quot;;[.$Y24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18</text:span>}{\km\per\hour}</text:p>
          </table:table-cell>
          <table:table-cell table:style-name="ce3" office:value-type="string" calcext:value-type="string">
            <text:p>\SI{<text:span text:style-name="T1">5</text:span>}{\m\per\s}</text:p>
          </table:table-cell>
          <table:table-cell table:style-name="ce3"/>
          <table:table-cell table:style-name="ce3" table:formula="of:=IF([.$R24]=&quot;&quot;;&quot;&quot;;[.$R24])" office:value-type="string" office:string-value="$\frac{\Delta s}{\Delta t}$" calcext:value-type="string">
            <text:p>$\frac{\Delta s}{\Delta t}$</text:p>
          </table:table-cell>
          <table:table-cell table:style-name="ce7" table:formula="of:=IF([.$T24]=&quot;&quot;;&quot;&quot;;CONCATENATE(&quot;$&quot;;[.$U24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4]=&quot;&quot;;&quot;&quot;;[.$Y24])" office:value-type="string" office:string-value="\meter\per\second" calcext:value-type="string">
            <text:p>\meter\per\second</text:p>
          </table:table-cell>
          <table:table-cell table:style-name="ce7" table:formula="of:=IF([.T2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4]=&quot;&quot;;&quot;&quot;;CONCATENATE(&quot;$&quot;;[.$U24];&quot;$&quot;))" office:value-type="string" office:string-value="$v$" calcext:value-type="string">
            <text:p>$v$</text:p>
          </table:table-cell>
          <table:table-cell table:style-name="ce58" office:value-type="string" calcext:value-type="string">
            <text:p>$\frac{\Delta s}{\Delta t}$</text:p>
          </table:table-cell>
          <table:table-cell table:style-name="ce58"/>
          <table:table-cell table:style-name="ce25" office:value-type="string" calcext:value-type="string">
            <text:p>Geschwindigkeit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40"/>
          <table:table-cell table:number-columns-repeated="2" office:value-type="string" calcext:value-type="string">
            <text:p>\meter\per\secon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5]=&quot;&quot;;&quot;&quot;;[.T25])" office:value-type="string" office:string-value="Gravitationsfeldstärke" calcext:value-type="string">
            <text:p>Gravitationsfeldstärke</text:p>
          </table:table-cell>
          <table:table-cell table:style-name="ce7" table:formula="of:=IF([.$T25]=&quot;&quot;;&quot;&quot;;CONCATENATE(&quot;$&quot;;[.$U25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G$" calcext:value-type="string">
            <text:p>$G$</text:p>
          </table:table-cell>
          <table:table-cell table:style-name="ce8" table:formula="of:=IF([.$T25]=&quot;&quot;;&quot;&quot;;CONCATENATE(&quot;\SI{1}{&quot;;[.$Y25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5]=&quot;&quot;;&quot;&quot;;[.$F25])" office:value-type="string" office:string-value="\SI{1}{\newton\per\kg}" calcext:value-type="string">
            <text:p>\SI{1}{\newton\per\kg}</text:p>
          </table:table-cell>
          <table:table-cell table:style-name="ce3" table:formula="of:=IF([.T25]=&quot;&quot;;&quot;&quot;;CONCATENATE(&quot;\SI{1}{&quot;;[.$Z25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5]=&quot;&quot;;&quot;&quot;;[.$R25])" office:value-type="string" office:string-value="$\frac{F_G}{m}$" calcext:value-type="string">
            <text:p>$\frac{F_G}{m}$</text:p>
          </table:table-cell>
          <table:table-cell table:style-name="ce7" table:formula="of:=IF([.$T25]=&quot;&quot;;&quot;&quot;;CONCATENATE(&quot;$&quot;;[.$U25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5]=&quot;&quot;;&quot;&quot;;[.$Y25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5]=&quot;&quot;;&quot;&quot;;CONCATENATE(&quot;$&quot;;[.$U25];&quot;$&quot;))" office:value-type="string" office:string-value="$G$" calcext:value-type="string">
            <text:p>$G$</text:p>
          </table:table-cell>
          <table:table-cell table:style-name="ce58" office:value-type="string" calcext:value-type="string">
            <text:p>$\frac{F_G}{m}$</text:p>
          </table:table-cell>
          <table:table-cell table:style-name="ce58"/>
          <table:table-cell table:style-name="ce25" office:value-type="string" calcext:value-type="string">
            <text:p>Gravitationsfeldstärke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4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26]=&quot;&quot;;&quot;&quot;;[.T26])" office:value-type="string" office:string-value="Impuls" calcext:value-type="string">
            <text:p>Impuls</text:p>
          </table:table-cell>
          <table:table-cell table:style-name="ce7" table:formula="of:=IF([.$T26]=&quot;&quot;;&quot;&quot;;CONCATENATE(&quot;$&quot;;[.$U26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p$" calcext:value-type="string">
            <text:p>$p$</text:p>
          </table:table-cell>
          <table:table-cell table:style-name="ce8" table:formula="of:=IF([.$T26]=&quot;&quot;;&quot;&quot;;CONCATENATE(&quot;\SI{1}{&quot;;[.$Y26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6]=&quot;&quot;;&quot;&quot;;[.$F26])" office:value-type="string" office:string-value="\SI{1}{\huygens}" calcext:value-type="string">
            <text:p>\SI{1}{\huygens}</text:p>
          </table:table-cell>
          <table:table-cell table:style-name="ce3" table:formula="of:=IF([.T26]=&quot;&quot;;&quot;&quot;;CONCATENATE(&quot;\SI{1}{&quot;;[.$Z26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6]=&quot;&quot;;&quot;&quot;;[.$R26])" office:value-type="string" office:string-value="$m \cdot v$" calcext:value-type="string">
            <text:p>$m \cdot v$</text:p>
          </table:table-cell>
          <table:table-cell table:style-name="ce7" table:formula="of:=IF([.$T26]=&quot;&quot;;&quot;&quot;;CONCATENATE(&quot;$&quot;;[.$U26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6]=&quot;&quot;;&quot;&quot;;[.$Y26])" office:value-type="string" office:string-value="\huygens" calcext:value-type="string">
            <text:p>\huygens</text:p>
          </table:table-cell>
          <table:table-cell table:style-name="ce7" table:formula="of:=IF([.T2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p$" calcext:value-type="string">
            <text:p>$p$</text:p>
          </table:table-cell>
          <table:table-cell table:style-name="ce58" office:value-type="string" calcext:value-type="string">
            <text:p>$m \cdot v$</text:p>
          </table:table-cell>
          <table:table-cell table:style-name="ce58"/>
          <table:table-cell table:style-name="ce25" office:value-type="string" calcext:value-type="string">
            <text:p>Impuls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7]=&quot;&quot;;&quot;&quot;;[.T27])" office:value-type="string" office:string-value="Induktivität" calcext:value-type="string">
            <text:p>Induktivität</text:p>
          </table:table-cell>
          <table:table-cell table:style-name="ce7" table:formula="of:=IF([.$T27]=&quot;&quot;;&quot;&quot;;CONCATENATE(&quot;$&quot;;[.$U27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L$" calcext:value-type="string">
            <text:p>$L$</text:p>
          </table:table-cell>
          <table:table-cell table:style-name="ce8" table:formula="of:=IF([.$T27]=&quot;&quot;;&quot;&quot;;CONCATENATE(&quot;\SI{1}{&quot;;[.$Y27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27]=&quot;&quot;;&quot;&quot;;[.$F27])" office:value-type="string" office:string-value="\SI{1}{\henry}" calcext:value-type="string">
            <text:p>\SI{1}{\henry}</text:p>
          </table:table-cell>
          <table:table-cell table:style-name="ce3" table:formula="of:=IF([.T27]=&quot;&quot;;&quot;&quot;;CONCATENATE(&quot;\SI{1}{&quot;;[.$Z27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27]=&quot;&quot;;&quot;&quot;;CONCATENATE(&quot;$&quot;;[.$U27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27]=&quot;&quot;;&quot;&quot;;[.$Y27])" office:value-type="string" office:string-value="\henry" calcext:value-type="string">
            <text:p>\henry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L$" calcext:value-type="string">
            <text:p>$L$</text:p>
          </table:table-cell>
          <table:table-cell table:style-name="ce63"/>
          <table:table-cell table:style-name="ce58"/>
          <table:table-cell table:style-name="ce25" office:value-type="string" calcext:value-type="string">
            <text:p>Induktivität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U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Intensität" calcext:value-type="string">
            <text:p>Intensität</text:p>
          </table:table-cell>
          <table:table-cell table:style-name="ce7" table:formula="of:=IF([.$T28]=&quot;&quot;;&quot;&quot;;CONCATENATE(&quot;$&quot;;[.$U28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I$" calcext:value-type="string">
            <text:p>$I$</text:p>
          </table:table-cell>
          <table:table-cell table:style-name="ce8" table:formula="of:=IF([.$T28]=&quot;&quot;;&quot;&quot;;CONCATENATE(&quot;\SI{1}{&quot;;[.$Y28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28]=&quot;&quot;;&quot;&quot;;[.$F28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28]=&quot;&quot;;&quot;&quot;;CONCATENATE(&quot;\SI{1}{&quot;;[.$Z28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28]=&quot;&quot;;&quot;&quot;;[.$R28])" office:value-type="string" office:string-value="$\frac{\Delta W}{A\,\Delta t}$" calcext:value-type="string">
            <text:p>$\frac{\Delta W}{A\,\Delta t}$</text:p>
          </table:table-cell>
          <table:table-cell table:style-name="ce7" table:formula="of:=IF([.$T28]=&quot;&quot;;&quot;&quot;;CONCATENATE(&quot;$&quot;;[.$U28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28]=&quot;&quot;;&quot;&quot;;[.$Y28])" office:value-type="string" office:string-value="\watt\per\meter\squared" calcext:value-type="string">
            <text:p>\watt\per\meter\squared</text:p>
          </table:table-cell>
          <table:table-cell table:style-name="ce7" table:formula="of:=IF([.T2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I$" calcext:value-type="string">
            <text:p>$I$</text:p>
          </table:table-cell>
          <table:table-cell table:style-name="ce58" office:value-type="string" calcext:value-type="string">
            <text:p>$\frac{\Delta W}{A\,\Delta t}$</text:p>
          </table:table-cell>
          <table:table-cell table:style-name="ce58"/>
          <table:table-cell table:style-name="ce25" office:value-type="string" calcext:value-type="string">
            <text:p>Intensitä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W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Kapazität" calcext:value-type="string">
            <text:p>Kapazität</text:p>
          </table:table-cell>
          <table:table-cell table:style-name="ce7" table:formula="of:=IF([.$T29]=&quot;&quot;;&quot;&quot;;CONCATENATE(&quot;$&quot;;[.$U29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C$" calcext:value-type="string">
            <text:p>$C$</text:p>
          </table:table-cell>
          <table:table-cell table:style-name="ce8" table:formula="of:=IF([.$T29]=&quot;&quot;;&quot;&quot;;CONCATENATE(&quot;\SI{1}{&quot;;[.$Y29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29]=&quot;&quot;;&quot;&quot;;[.$F29])" office:value-type="string" office:string-value="\SI{1}{\farad}" calcext:value-type="string">
            <text:p>\SI{1}{\farad}</text:p>
          </table:table-cell>
          <table:table-cell table:style-name="ce3" table:formula="of:=IF([.T29]=&quot;&quot;;&quot;&quot;;CONCATENATE(&quot;\SI{1}{&quot;;[.$Z29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29]=&quot;&quot;;&quot;&quot;;[.$R29])" office:value-type="string" office:string-value="$\frac{Q}{U}$" calcext:value-type="string">
            <text:p>$\frac{Q}{U}$</text:p>
          </table:table-cell>
          <table:table-cell table:style-name="ce7" table:formula="of:=IF([.$T29]=&quot;&quot;;&quot;&quot;;CONCATENATE(&quot;$&quot;;[.$U29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29]=&quot;&quot;;&quot;&quot;;[.$Y29])" office:value-type="string" office:string-value="\farad" calcext:value-type="string">
            <text:p>\farad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C$" calcext:value-type="string">
            <text:p>$C$</text:p>
          </table:table-cell>
          <table:table-cell table:style-name="ce58" office:value-type="string" calcext:value-type="string">
            <text:p>$\frac{Q}{U}$</text:p>
          </table:table-cell>
          <table:table-cell table:style-name="ce58"/>
          <table:table-cell table:style-name="ce25" office:value-type="string" calcext:value-type="string">
            <text:p>Kapazität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U </text:p>
          </table:table-cell>
          <table:table-cell table:style-name="ce40" office:value-type="string" calcext:value-type="string">
            <text:p>F</text:p>
          </table:table-cell>
          <table:table-cell table:style-name="ce4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30]=&quot;&quot;;&quot;&quot;;[.T30])" office:value-type="string" office:string-value="Kraft" calcext:value-type="string">
            <text:p>Kraft</text:p>
          </table:table-cell>
          <table:table-cell table:style-name="ce7" table:formula="of:=IF([.$T30]=&quot;&quot;;&quot;&quot;;CONCATENATE(&quot;$&quot;;[.$U30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F$" calcext:value-type="string">
            <text:p>$F$</text:p>
          </table:table-cell>
          <table:table-cell table:style-name="ce8" table:formula="of:=IF([.$T30]=&quot;&quot;;&quot;&quot;;CONCATENATE(&quot;\SI{1}{&quot;;[.$Y30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0]=&quot;&quot;;&quot;&quot;;[.$F30])" office:value-type="string" office:string-value="\SI{1}{\newton}" calcext:value-type="string">
            <text:p>\SI{1}{\newton}</text:p>
          </table:table-cell>
          <table:table-cell table:style-name="ce3" table:formula="of:=IF([.T30]=&quot;&quot;;&quot;&quot;;CONCATENATE(&quot;\SI{1}{&quot;;[.$Z30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0]=&quot;&quot;;&quot;&quot;;[.$R30])" office:value-type="string" office:string-value="$m\cdot a$" calcext:value-type="string">
            <text:p>$m\cdot a$</text:p>
          </table:table-cell>
          <table:table-cell table:style-name="ce7" table:formula="of:=IF([.$T30]=&quot;&quot;;&quot;&quot;;CONCATENATE(&quot;$&quot;;[.$U30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0]=&quot;&quot;;&quot;&quot;;[.$Y30])" office:value-type="string" office:string-value="\newton" calcext:value-type="string">
            <text:p>\newton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F$" calcext:value-type="string">
            <text:p>$F$</text:p>
          </table:table-cell>
          <table:table-cell table:style-name="ce58" office:value-type="string" calcext:value-type="string">
            <text:p>$m\cdot a$</text:p>
          </table:table-cell>
          <table:table-cell table:style-name="ce58"/>
          <table:table-cell table:style-name="ce25" office:value-type="string" calcext:value-type="string">
            <text:p>Kraft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1]=&quot;&quot;;&quot;&quot;;[.T31])" office:value-type="string" office:string-value="Kreisfrequenz" calcext:value-type="string">
            <text:p>Kreisfrequenz</text:p>
          </table:table-cell>
          <table:table-cell table:style-name="ce7" table:formula="of:=IF([.$T31]=&quot;&quot;;&quot;&quot;;CONCATENATE(&quot;$&quot;;[.$U31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\omega$" calcext:value-type="string">
            <text:p>$\omega$</text:p>
          </table:table-cell>
          <table:table-cell table:style-name="ce9" table:formula="of:=IF([.$T31]=&quot;&quot;;&quot;&quot;;CONCATENATE(&quot;\si{&quot;;[.$Y31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1]=&quot;&quot;;&quot;&quot;;[.$F31])" office:value-type="string" office:string-value="\si{\per\s}" calcext:value-type="string">
            <text:p>\si{\per\s}</text:p>
          </table:table-cell>
          <table:table-cell table:style-name="ce10"/>
          <table:table-cell table:style-name="ce3"/>
          <table:table-cell table:style-name="ce3" table:formula="of:=IF([.$R31]=&quot;&quot;;&quot;&quot;;[.$R31])" office:value-type="string" office:string-value="$\frac{2\pi}{T}$" calcext:value-type="string">
            <text:p>$\frac{2\pi}{T}$</text:p>
          </table:table-cell>
          <table:table-cell table:style-name="ce7" table:formula="of:=IF([.$T31]=&quot;&quot;;&quot;&quot;;CONCATENATE(&quot;$&quot;;[.$U31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1]=&quot;&quot;;&quot;&quot;;[.$Y31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\omega$" calcext:value-type="string">
            <text:p>$\omega$</text:p>
          </table:table-cell>
          <table:table-cell table:style-name="ce58" office:value-type="string" calcext:value-type="string">
            <text:p>$\frac{2\pi}{T}$</text:p>
          </table:table-cell>
          <table:table-cell table:style-name="ce58"/>
          <table:table-cell table:style-name="ce25" office:value-type="string" calcext:value-type="string">
            <text:p>Kreisfrequenz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40"/>
          <table:table-cell office:value-type="string" calcext:value-type="string">
            <text:p>\per\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Ladung" calcext:value-type="string">
            <text:p>Ladung</text:p>
          </table:table-cell>
          <table:table-cell table:style-name="ce7" table:formula="of:=IF([.$T32]=&quot;&quot;;&quot;&quot;;CONCATENATE(&quot;$&quot;;[.$U32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Q$" calcext:value-type="string">
            <text:p>$Q$</text:p>
          </table:table-cell>
          <table:table-cell table:style-name="ce8" table:formula="of:=IF([.$T32]=&quot;&quot;;&quot;&quot;;CONCATENATE(&quot;\SI{1}{&quot;;[.$Y32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2]=&quot;&quot;;&quot;&quot;;[.$F32])" office:value-type="string" office:string-value="\SI{1}{\coulomb}" calcext:value-type="string">
            <text:p>\SI{1}{\coulomb}</text:p>
          </table:table-cell>
          <table:table-cell table:style-name="ce3" table:formula="of:=IF([.T32]=&quot;&quot;;&quot;&quot;;CONCATENATE(&quot;\SI{1}{&quot;;[.$Z32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2]=&quot;&quot;;&quot;&quot;;[.$R32])" office:value-type="string" office:string-value="$I\cdot t$" calcext:value-type="string">
            <text:p>$I\cdot t$</text:p>
          </table:table-cell>
          <table:table-cell table:style-name="ce7" table:formula="of:=IF([.$T32]=&quot;&quot;;&quot;&quot;;CONCATENATE(&quot;$&quot;;[.$U32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2]=&quot;&quot;;&quot;&quot;;[.$Y32])" office:value-type="string" office:string-value="\coulomb" calcext:value-type="string">
            <text:p>\coulomb</text:p>
          </table:table-cell>
          <table:table-cell table:style-name="ce7" table:formula="of:=IF([.T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Q$" calcext:value-type="string">
            <text:p>$Q$</text:p>
          </table:table-cell>
          <table:table-cell table:style-name="ce58" office:value-type="string" calcext:value-type="string">
            <text:p>$I\cdot t$</text:p>
          </table:table-cell>
          <table:table-cell table:style-name="ce58"/>
          <table:table-cell table:style-name="ce25" office:value-type="string" calcext:value-type="string">
            <text:p>Ladung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 table:number-columns-repeated="998"/>
        </table:table-row>
        <table:table-row table:style-name="ro2">
          <table:table-cell/>
          <table:table-cell table:style-name="ce3" table:formula="of:=IF([.$T33]=&quot;&quot;;&quot;&quot;;[.T33])" office:value-type="string" office:string-value="Leistung" calcext:value-type="string">
            <text:p>Leistung</text:p>
          </table:table-cell>
          <table:table-cell table:style-name="ce7" table:formula="of:=IF([.$T33]=&quot;&quot;;&quot;&quot;;CONCATENATE(&quot;$&quot;;[.$U33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P$" calcext:value-type="string">
            <text:p>$P$</text:p>
          </table:table-cell>
          <table:table-cell table:style-name="ce8" table:formula="of:=IF([.$T33]=&quot;&quot;;&quot;&quot;;CONCATENATE(&quot;\SI{1}{&quot;;[.$Y33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3]=&quot;&quot;;&quot;&quot;;[.$F33])" office:value-type="string" office:string-value="\SI{1}{\watt}" calcext:value-type="string">
            <text:p>\SI{1}{\watt}</text:p>
          </table:table-cell>
          <table:table-cell table:style-name="ce3" table:formula="of:=IF([.T33]=&quot;&quot;;&quot;&quot;;CONCATENATE(&quot;\SI{1}{&quot;;[.$Z33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3]=&quot;&quot;;&quot;&quot;;[.$R33])" office:value-type="string" office:string-value="$\frac{W}{t}$" calcext:value-type="string">
            <text:p>$\frac{W}{t}$</text:p>
          </table:table-cell>
          <table:table-cell table:style-name="ce7" table:formula="of:=IF([.$T33]=&quot;&quot;;&quot;&quot;;CONCATENATE(&quot;$&quot;;[.$U33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3]=&quot;&quot;;&quot;&quot;;[.$Y33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3]=&quot;&quot;;&quot;&quot;;CONCATENATE(&quot;$&quot;;[.$U33];&quot;$&quot;))" office:value-type="string" office:string-value="$P$" calcext:value-type="string">
            <text:p>$P$</text:p>
          </table:table-cell>
          <table:table-cell table:style-name="Default" office:value-type="string" calcext:value-type="string">
            <text:p>$\frac{W}{t}$</text:p>
          </table:table-cell>
          <table:table-cell table:style-name="Default"/>
          <table:table-cell table:style-name="ce26" office:value-type="string" calcext:value-type="string">
            <text:p>Leistung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W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4]=&quot;&quot;;&quot;&quot;;[.T34])" office:value-type="string" office:string-value="Magnetische Feldstärke" calcext:value-type="string">
            <text:p>Magnetische Feldstärke</text:p>
          </table:table-cell>
          <table:table-cell table:style-name="ce7" table:formula="of:=IF([.$T34]=&quot;&quot;;&quot;&quot;;CONCATENATE(&quot;$&quot;;[.$U34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B$" calcext:value-type="string">
            <text:p>$B$</text:p>
          </table:table-cell>
          <table:table-cell table:style-name="ce8" table:formula="of:=IF([.$T34]=&quot;&quot;;&quot;&quot;;CONCATENATE(&quot;\SI{1}{&quot;;[.$Y34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4]=&quot;&quot;;&quot;&quot;;[.$F34])" office:value-type="string" office:string-value="\SI{1}{\tesla}" calcext:value-type="string">
            <text:p>\SI{1}{\tesla}</text:p>
          </table:table-cell>
          <table:table-cell table:style-name="ce3" table:formula="of:=IF([.T34]=&quot;&quot;;&quot;&quot;;CONCATENATE(&quot;\SI{1}{&quot;;[.$Z34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4]=&quot;&quot;;&quot;&quot;;[.$R34])" office:value-type="string" office:string-value="$\frac{F}{Is}$" calcext:value-type="string">
            <text:p>$\frac{F}{Is}$</text:p>
          </table:table-cell>
          <table:table-cell table:style-name="ce7" table:formula="of:=IF([.$T34]=&quot;&quot;;&quot;&quot;;CONCATENATE(&quot;$&quot;;[.$U34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3" table:formula="of:=IF([.T34]=&quot;&quot;;&quot;&quot;;[.$Y34])" office:value-type="string" office:string-value="\tesla" calcext:value-type="string">
            <text:p>\tesla</text:p>
          </table:table-cell>
          <table:table-cell table:style-name="ce7" table:formula="of:=IF([.T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B$" calcext:value-type="string">
            <text:p>$B$</text:p>
          </table:table-cell>
          <table:table-cell table:style-name="ce58" office:value-type="string" calcext:value-type="string">
            <text:p>$\frac{F}{Is}$</text:p>
          </table:table-cell>
          <table:table-cell table:style-name="ce58"/>
          <table:table-cell table:style-name="ce25" office:value-type="string" calcext:value-type="string">
            <text:p>Magnetische Feldstärke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4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Magnetischer Fluss" calcext:value-type="string">
            <text:p>Magnetischer Fluss</text:p>
          </table:table-cell>
          <table:table-cell table:style-name="ce7" table:formula="of:=IF([.$T35]=&quot;&quot;;&quot;&quot;;CONCATENATE(&quot;$&quot;;[.$U35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\Phi$" calcext:value-type="string">
            <text:p>$\Phi$</text:p>
          </table:table-cell>
          <table:table-cell table:style-name="ce8" table:formula="of:=IF([.$T35]=&quot;&quot;;&quot;&quot;;CONCATENATE(&quot;\SI{1}{&quot;;[.$Y35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5]=&quot;&quot;;&quot;&quot;;[.$F35])" office:value-type="string" office:string-value="\SI{1}{\weber}" calcext:value-type="string">
            <text:p>\SI{1}{\weber}</text:p>
          </table:table-cell>
          <table:table-cell table:style-name="ce3" table:formula="of:=IF([.T35]=&quot;&quot;;&quot;&quot;;CONCATENATE(&quot;\SI{1}{&quot;;[.$Z35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5]=&quot;&quot;;&quot;&quot;;[.$R35])" office:value-type="string" office:string-value="$B\cdot A$" calcext:value-type="string">
            <text:p>$B\cdot A$</text:p>
          </table:table-cell>
          <table:table-cell table:style-name="ce7" table:formula="of:=IF([.$T35]=&quot;&quot;;&quot;&quot;;CONCATENATE(&quot;$&quot;;[.$U35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3" table:formula="of:=IF([.T35]=&quot;&quot;;&quot;&quot;;[.$Y35])" office:value-type="string" office:string-value="\weber" calcext:value-type="string">
            <text:p>\weber</text:p>
          </table:table-cell>
          <table:table-cell table:style-name="ce7" table:formula="of:=IF([.T3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\Phi$" calcext:value-type="string">
            <text:p>$\Phi$</text:p>
          </table:table-cell>
          <table:table-cell table:style-name="ce58" office:value-type="string" calcext:value-type="string">
            <text:p>$B\cdot A$</text:p>
          </table:table-cell>
          <table:table-cell table:style-name="ce58"/>
          <table:table-cell table:style-name="ce25" office:value-type="string" calcext:value-type="string">
            <text:p>Magnetischer Fluss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4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36]=&quot;&quot;;&quot;&quot;;[.T36])" office:value-type="string" office:string-value="Masse" calcext:value-type="string">
            <text:p>Masse</text:p>
          </table:table-cell>
          <table:table-cell table:style-name="ce7" table:formula="of:=IF([.$T36]=&quot;&quot;;&quot;&quot;;CONCATENATE(&quot;$&quot;;[.$U3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m$" calcext:value-type="string">
            <text:p>$m$</text:p>
          </table:table-cell>
          <table:table-cell table:style-name="ce8" table:formula="of:=IF([.$T36]=&quot;&quot;;&quot;&quot;;CONCATENATE(&quot;\SI{1}{&quot;;[.$Y36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2</text:span>}<text:span text:style-name="T2">{\gram}</text:span></text:p>
          </table:table-cell>
          <table:table-cell table:style-name="ce3" office:value-type="string" calcext:value-type="string">
            <text:p>\SI{<text:span text:style-name="T1">0.012</text:span>}{\kg}</text:p>
          </table:table-cell>
          <table:table-cell table:style-name="ce3"/>
          <table:table-cell table:style-name="ce3" table:formula="of:=IF([.$R36]=&quot;&quot;;&quot;&quot;;[.$R36])">
            <text:p/>
          </table:table-cell>
          <table:table-cell table:style-name="ce7"/>
          <table:table-cell table:style-name="ce74"/>
          <table:table-cell table:style-name="ce3" table:formula="of:=IF([.T36]=&quot;&quot;;&quot;&quot;;[.$Y36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m$" calcext:value-type="string">
            <text:p>$m$</text:p>
          </table:table-cell>
          <table:table-cell table:style-name="ce63"/>
          <table:table-cell table:style-name="ce58"/>
          <table:table-cell table:style-name="ce25" office:value-type="string" calcext:value-type="string">
            <text:p>Masse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\kg</text:p>
          </table:table-cell>
          <table:table-cell table:number-columns-repeated="999"/>
        </table:table-row>
        <table:table-row table:style-name="ro1">
          <table:table-cell/>
          <table:table-cell table:style-name="ce3" table:formula="of:=IF([.$T37]=&quot;&quot;;&quot;&quot;;[.T37])" office:value-type="string" office:string-value="Energie (mechanisch)" calcext:value-type="string">
            <text:p>Energie (mechanisch)</text:p>
          </table:table-cell>
          <table:table-cell table:style-name="ce7" table:formula="of:=IF([.$T37]=&quot;&quot;;&quot;&quot;;CONCATENATE(&quot;$&quot;;[.$U37];&quot;$&quot;))" office:value-type="string" office:string-value="$W_{\text{me.}}$" calcext:value-type="string">
            <text:p>$W_{\text{me.}}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W_{\text{me.}}$" calcext:value-type="string">
            <text:p>$W_{\text{me.}}$</text:p>
          </table:table-cell>
          <table:table-cell table:style-name="ce8" table:formula="of:=IF([.$T37]=&quot;&quot;;&quot;&quot;;CONCATENATE(&quot;\SI{1}{&quot;;[.$Y37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37]=&quot;&quot;;&quot;&quot;;[.$F37])" office:value-type="string" office:string-value="\SI{1}{\joule}" calcext:value-type="string">
            <text:p>\SI{1}{\joule}</text:p>
          </table:table-cell>
          <table:table-cell table:style-name="ce3" table:formula="of:=IF([.T37]=&quot;&quot;;&quot;&quot;;CONCATENATE(&quot;\SI{1}{&quot;;[.$Z37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37]=&quot;&quot;;&quot;&quot;;[.$R37])" office:value-type="string" office:string-value="$F \cdot s$" calcext:value-type="string">
            <text:p>$F \cdot s$</text:p>
          </table:table-cell>
          <table:table-cell table:style-name="ce7" table:formula="of:=IF([.$T37]=&quot;&quot;;&quot;&quot;;CONCATENATE(&quot;$&quot;;[.$U37];&quot;$&quot;))" office:value-type="string" office:string-value="$W_{\text{me.}}$" calcext:value-type="string">
            <text:p>$W_{\text{me.}}$</text:p>
          </table:table-cell>
          <table:table-cell table:style-name="ce8"/>
          <table:table-cell table:style-name="ce3" table:formula="of:=IF([.T37]=&quot;&quot;;&quot;&quot;;[.$Y37])" office:value-type="string" office:string-value="\joule" calcext:value-type="string">
            <text:p>\joule</text:p>
          </table:table-cell>
          <table:table-cell table:style-name="ce7" table:formula="of:=IF([.T3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W_{\text{me.}}$" calcext:value-type="string">
            <text:p>$W_{\text{me.}}$</text:p>
          </table:table-cell>
          <table:table-cell table:style-name="ce58" office:value-type="string" calcext:value-type="string">
            <text:p>$F \cdot s$</text:p>
          </table:table-cell>
          <table:table-cell table:style-name="ce58"/>
          <table:table-cell table:style-name="ce25" office:value-type="string" calcext:value-type="string">
            <text:p>Energie (mechanisch)</text:p>
          </table:table-cell>
          <table:table-cell office:value-type="string" calcext:value-type="string">
            <text:p>W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38]=&quot;&quot;;&quot;&quot;;[.T38])" office:value-type="string" office:string-value="Periodendauer" calcext:value-type="string">
            <text:p>Periodendauer</text:p>
          </table:table-cell>
          <table:table-cell table:style-name="ce7" table:formula="of:=IF([.$T38]=&quot;&quot;;&quot;&quot;;CONCATENATE(&quot;$&quot;;[.$U38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T$" calcext:value-type="string">
            <text:p>$T$</text:p>
          </table:table-cell>
          <table:table-cell table:style-name="ce8" table:formula="of:=IF([.$T38]=&quot;&quot;;&quot;&quot;;CONCATENATE(&quot;\SI{1}{&quot;;[.$Y38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style-name="ce3"/>
          <table:table-cell table:style-name="ce3" table:formula="of:=IF([.$R38]=&quot;&quot;;&quot;&quot;;[.$R38])" office:value-type="string" office:string-value="$\frac{1}{f}$" calcext:value-type="string">
            <text:p>$\frac{1}{f}$</text:p>
          </table:table-cell>
          <table:table-cell table:style-name="ce7" table:formula="of:=IF([.$T38]=&quot;&quot;;&quot;&quot;;CONCATENATE(&quot;$&quot;;[.$U38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38]=&quot;&quot;;&quot;&quot;;[.$Y38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38]=&quot;&quot;;&quot;&quot;;CONCATENATE(&quot;$&quot;;[.$U38];&quot;$&quot;))" office:value-type="string" office:string-value="$T$" calcext:value-type="string">
            <text:p>$T$</text:p>
          </table:table-cell>
          <table:table-cell table:style-name="ce58" office:value-type="string" calcext:value-type="string">
            <text:p>$\frac{1}{f}$</text:p>
          </table:table-cell>
          <table:table-cell table:style-name="ce58"/>
          <table:table-cell table:style-name="ce25" office:value-type="string" calcext:value-type="string">
            <text:p>Periodendauer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Sek</text:p>
          </table:table-cell>
          <table:table-cell office:value-type="string" calcext:value-type="string">
            <text:p>\s</text:p>
          </table:table-cell>
          <table:table-cell table:number-columns-repeated="999"/>
        </table:table-row>
        <table:table-row table:style-name="ro1">
          <table:table-cell/>
          <table:table-cell table:style-name="ce3" table:formula="of:=IF([.$T39]=&quot;&quot;;&quot;&quot;;[.T39])" office:value-type="string" office:string-value="Potenzial" calcext:value-type="string">
            <text:p>Potenzial</text:p>
          </table:table-cell>
          <table:table-cell table:style-name="ce7" table:formula="of:=IF([.$T39]=&quot;&quot;;&quot;&quot;;CONCATENATE(&quot;$&quot;;[.$U39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\varphi$" calcext:value-type="string">
            <text:p>$\varphi$</text:p>
          </table:table-cell>
          <table:table-cell table:style-name="ce8" table:formula="of:=IF([.$T39]=&quot;&quot;;&quot;&quot;;CONCATENATE(&quot;\SI{1}{&quot;;[.$Y39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39]=&quot;&quot;;&quot;&quot;;[.$F39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39]=&quot;&quot;;&quot;&quot;;[.$R39])" office:value-type="string" office:string-value="$\frac{W}{Q}$" calcext:value-type="string">
            <text:p>$\frac{W}{Q}$</text:p>
          </table:table-cell>
          <table:table-cell table:style-name="ce7" table:formula="of:=IF([.$T39]=&quot;&quot;;&quot;&quot;;CONCATENATE(&quot;$&quot;;[.$U39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39]=&quot;&quot;;&quot;&quot;;[.$Y39])" office:value-type="string" office:string-value="\volt" calcext:value-type="string">
            <text:p>\volt</text:p>
          </table:table-cell>
          <table:table-cell table:style-name="ce7" table:formula="of:=IF([.T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\varphi$" calcext:value-type="string">
            <text:p>$\varphi$</text:p>
          </table:table-cell>
          <table:table-cell table:style-name="ce58" office:value-type="string" calcext:value-type="string">
            <text:p>$\frac{W}{Q}$</text:p>
          </table:table-cell>
          <table:table-cell table:style-name="ce58"/>
          <table:table-cell table:style-name="ce25" office:value-type="string" calcext:value-type="string">
            <text:p>Potenzial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W / Q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40]=&quot;&quot;;&quot;&quot;;[.T40])" office:value-type="string" office:string-value="Spannung" calcext:value-type="string">
            <text:p>Spannung</text:p>
          </table:table-cell>
          <table:table-cell table:style-name="ce7" table:formula="of:=IF([.$T40]=&quot;&quot;;&quot;&quot;;CONCATENATE(&quot;$&quot;;[.$U40];&quot;$&quot;))" office:value-type="string" office:string-value="$U$" calcext:value-type="string">
            <text:p>$U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U$" calcext:value-type="string">
            <text:p>$U$</text:p>
          </table:table-cell>
          <table:table-cell table:style-name="ce8" table:formula="of:=IF([.$T40]=&quot;&quot;;&quot;&quot;;CONCATENATE(&quot;\SI{1}{&quot;;[.$Y4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0]=&quot;&quot;;&quot;&quot;;[.$F40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0]=&quot;&quot;;&quot;&quot;;[.$R40])" office:value-type="string" office:string-value="$\Delta\varphi$" calcext:value-type="string">
            <text:p>$\Delta\varphi$</text:p>
          </table:table-cell>
          <table:table-cell table:style-name="ce7" table:formula="of:=IF([.$T40]=&quot;&quot;;&quot;&quot;;CONCATENATE(&quot;$&quot;;[.$U40];&quot;$&quot;))" office:value-type="string" office:string-value="$U$" calcext:value-type="string">
            <text:p>$U$</text:p>
          </table:table-cell>
          <table:table-cell table:style-name="ce8"/>
          <table:table-cell table:style-name="ce3" table:formula="of:=IF([.T40]=&quot;&quot;;&quot;&quot;;[.$Y40])" office:value-type="string" office:string-value="\volt" calcext:value-type="string">
            <text:p>\volt</text:p>
          </table:table-cell>
          <table:table-cell table:style-name="ce7" table:formula="of:=IF([.T4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U$" calcext:value-type="string">
            <text:p>$U$</text:p>
          </table:table-cell>
          <table:table-cell office:value-type="string" calcext:value-type="string">
            <text:p>$\Delta\varphi$</text:p>
          </table:table-cell>
          <table:table-cell/>
          <table:table-cell office:value-type="string" calcext:value-type="string">
            <text:p>Spannung</text:p>
          </table:table-cell>
          <table:table-cell office:value-type="string" calcext:value-type="string">
            <text:p>U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4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41]=&quot;&quot;;&quot;&quot;;[.T41])" office:value-type="string" office:string-value="Stromstärke" calcext:value-type="string">
            <text:p>Stromstärke</text:p>
          </table:table-cell>
          <table:table-cell table:style-name="ce7" table:formula="of:=IF([.$T41]=&quot;&quot;;&quot;&quot;;CONCATENATE(&quot;$&quot;;[.$U41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I$" calcext:value-type="string">
            <text:p>$I$</text:p>
          </table:table-cell>
          <table:table-cell table:style-name="ce8" table:formula="of:=IF([.$T41]=&quot;&quot;;&quot;&quot;;CONCATENATE(&quot;\SI{1}{&quot;;[.$Y41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m folgenden bezeichnet $I$ eine Stromstärke.}</text:p>
          </table:table-cell>
          <table:table-cell table:style-name="ce3" table:formula="of:=IF([.$T41]=&quot;&quot;;&quot;&quot;;[.$F41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1]=&quot;&quot;;&quot;&quot;;[.$R41])">
            <text:p/>
          </table:table-cell>
          <table:table-cell table:style-name="ce41"/>
          <table:table-cell table:style-name="ce8"/>
          <table:table-cell table:style-name="ce3" table:formula="of:=IF([.T41]=&quot;&quot;;&quot;&quot;;[.$Y41])" office:value-type="string" office:string-value="\ampere" calcext:value-type="string">
            <text:p>\ampere</text:p>
          </table:table-cell>
          <table:table-cell table:style-name="ce7" table:formula="of:=IF([.T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I$" calcext:value-type="string">
            <text:p>$I$</text:p>
          </table:table-cell>
          <table:table-cell table:style-name="ce87"/>
          <table:table-cell/>
          <table:table-cell office:value-type="string" calcext:value-type="string">
            <text:p>Stromstärke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999"/>
        </table:table-row>
        <table:table-row table:style-name="ro1">
          <table:table-cell/>
          <table:table-cell table:style-name="ce3" table:formula="of:=IF([.$T42]=&quot;&quot;;&quot;&quot;;[.T42])" office:value-type="string" office:string-value="Wasserstromstärke" calcext:value-type="string">
            <text:p>Wasserstromstärke</text:p>
          </table:table-cell>
          <table:table-cell table:style-name="ce7" table:formula="of:=IF([.$T42]=&quot;&quot;;&quot;&quot;;CONCATENATE(&quot;$&quot;;[.$U42];&quot;$&quot;))" office:value-type="string" office:string-value="$I_W$" calcext:value-type="string">
            <text:p>$I_W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I_W$" calcext:value-type="string">
            <text:p>$I_W$</text:p>
          </table:table-cell>
          <table:table-cell table:style-name="ce8" table:formula="of:=IF([.$T42]=&quot;&quot;;&quot;&quot;;CONCATENATE(&quot;\SI{1}{&quot;;[.$Y42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3" table:formula="of:=IF([.$R42]=&quot;&quot;;&quot;&quot;;[.$R42])" office:value-type="string" office:string-value="$\frac{\Delta V}{\Delta t}$" calcext:value-type="string">
            <text:p>$\frac{\Delta V}{\Delta t}$</text:p>
          </table:table-cell>
          <table:table-cell table:style-name="ce7" table:formula="of:=IF([.$T42]=&quot;&quot;;&quot;&quot;;CONCATENATE(&quot;$&quot;;[.$U42];&quot;$&quot;))" office:value-type="string" office:string-value="$I_W$" calcext:value-type="string">
            <text:p>$I_W$</text:p>
          </table:table-cell>
          <table:table-cell table:style-name="ce8"/>
          <table:table-cell table:style-name="ce3" table:formula="of:=IF([.T42]=&quot;&quot;;&quot;&quot;;[.$Y42])" office:value-type="string" office:string-value="\meter\cubed\per\second" calcext:value-type="string">
            <text:p>\meter\cubed\per\second</text:p>
          </table:table-cell>
          <table:table-cell table:style-name="ce7" table:formula="of:=IF([.T4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I_W$" calcext:value-type="string">
            <text:p>$I_W$</text:p>
          </table:table-cell>
          <table:table-cell office:value-type="string" calcext:value-type="string">
            <text:p>$\frac{\Delta V}{\Delta t}$</text:p>
          </table:table-cell>
          <table:table-cell/>
          <table:table-cell office:value-type="string" calcext:value-type="string">
            <text:p>Wasserstromstärke</text:p>
          </table:table-cell>
          <table:table-cell office:value-type="string" calcext:value-type="string">
            <text:p>I_W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4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43]=&quot;&quot;;&quot;&quot;;[.T43])" office:value-type="string" office:string-value="Temperatur" calcext:value-type="string">
            <text:p>Temperatur</text:p>
          </table:table-cell>
          <table:table-cell table:style-name="ce7" table:formula="of:=IF([.$T43]=&quot;&quot;;&quot;&quot;;CONCATENATE(&quot;$&quot;;[.$U43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T$" calcext:value-type="string">
            <text:p>$T$</text:p>
          </table:table-cell>
          <table:table-cell table:style-name="ce50" table:formula="of:=IF([.$T43]=&quot;&quot;;&quot;&quot;;CONCATENATE(&quot;\SI{1}{&quot;;[.$Y43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3]=&quot;&quot;;&quot;&quot;;[.$Y43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40"/>
          <table:table-cell/>
          <table:table-cell office:value-type="string" calcext:value-type="string">
            <text:p>Temperatur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4]=&quot;&quot;;&quot;&quot;;[.T44])" office:value-type="string" office:string-value="Trägheitsmoment" calcext:value-type="string">
            <text:p>Trägheitsmoment</text:p>
          </table:table-cell>
          <table:table-cell table:style-name="ce7" table:formula="of:=IF([.$T44]=&quot;&quot;;&quot;&quot;;CONCATENATE(&quot;$&quot;;[.$U44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J$" calcext:value-type="string">
            <text:p>$J$</text:p>
          </table:table-cell>
          <table:table-cell table:style-name="ce8" table:formula="of:=IF([.$T44]=&quot;&quot;;&quot;&quot;;CONCATENATE(&quot;\SI{1}{&quot;;[.$Y44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44]=&quot;&quot;;&quot;&quot;;[.$F44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44]=&quot;&quot;;&quot;&quot;;CONCATENATE(&quot;\SI{1}{&quot;;[.$Z44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44]=&quot;&quot;;&quot;&quot;;[.$R44])" office:value-type="string" office:string-value="$\frac{M}{\alpha}$" calcext:value-type="string">
            <text:p>$\frac{M}{\alpha}$</text:p>
          </table:table-cell>
          <table:table-cell table:style-name="ce7" table:formula="of:=IF([.$T44]=&quot;&quot;;&quot;&quot;;CONCATENATE(&quot;$&quot;;[.$U44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44]=&quot;&quot;;&quot;&quot;;[.$Y44])" office:value-type="string" office:string-value="\newton\meter\second\squared" calcext:value-type="string">
            <text:p>\newton\meter\second\squared</text:p>
          </table:table-cell>
          <table:table-cell table:style-name="ce7" table:formula="of:=IF([.T4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J$" calcext:value-type="string">
            <text:p>$J$</text:p>
          </table:table-cell>
          <table:table-cell table:style-name="ce58" office:value-type="string" calcext:value-type="string">
            <text:p>$\frac{M}{\alpha}$</text:p>
          </table:table-cell>
          <table:table-cell table:style-name="ce58"/>
          <table:table-cell table:style-name="ce25" office:value-type="string" calcext:value-type="string">
            <text:p>Trägheitsmoment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4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45]=&quot;&quot;;&quot;&quot;;[.T45])" office:value-type="string" office:string-value="Volumen" calcext:value-type="string">
            <text:p>Volumen</text:p>
          </table:table-cell>
          <table:table-cell table:style-name="ce7" table:formula="of:=IF([.$T45]=&quot;&quot;;&quot;&quot;;CONCATENATE(&quot;$&quot;;[.$U45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V$" calcext:value-type="string">
            <text:p>$V$</text:p>
          </table:table-cell>
          <table:table-cell table:style-name="ce8" table:formula="of:=IF([.$T45]=&quot;&quot;;&quot;&quot;;CONCATENATE(&quot;\SI{1}{&quot;;[.$Y45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3" table:formula="of:=IF([.$R45]=&quot;&quot;;&quot;&quot;;[.$R45])" office:value-type="string" office:string-value="$l \cdot b \cdot h$" calcext:value-type="string">
            <text:p>$l \cdot b \cdot h$</text:p>
          </table:table-cell>
          <table:table-cell table:style-name="ce7" table:formula="of:=IF([.$T45]=&quot;&quot;;&quot;&quot;;CONCATENATE(&quot;$&quot;;[.$U45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dieser Formel steht $b$ für eine Breite.}</text:p>
          </table:table-cell>
          <table:table-cell table:style-name="ce3" table:formula="of:=IF([.T45]=&quot;&quot;;&quot;&quot;;[.$Y45])" office:value-type="string" office:string-value="\meter\cubed" calcext:value-type="string">
            <text:p>\meter\cubed</text:p>
          </table:table-cell>
          <table:table-cell table:style-name="ce7" table:formula="of:=IF([.T4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V$" calcext:value-type="string">
            <text:p>$V$</text:p>
          </table:table-cell>
          <table:table-cell table:style-name="ce58" office:value-type="string" calcext:value-type="string">
            <text:p>$l \cdot b \cdot h$</text:p>
          </table:table-cell>
          <table:table-cell table:style-name="ce58"/>
          <table:table-cell table:style-name="ce25" office:value-type="string" calcext:value-type="string">
            <text:p>Volumen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b h </text:p>
          </table:table-cell>
          <table:table-cell table:style-name="ce40" office:value-type="string" calcext:value-type="string">
            <text:p><text:s/>m^3</text:p>
          </table:table-cell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6]=&quot;&quot;;&quot;&quot;;[.T46])" office:value-type="string" office:string-value="Wellenlänge" calcext:value-type="string">
            <text:p>Wellenlänge</text:p>
          </table:table-cell>
          <table:table-cell table:style-name="ce7" table:formula="of:=IF([.$T46]=&quot;&quot;;&quot;&quot;;CONCATENATE(&quot;$&quot;;[.$U46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\lambda$" calcext:value-type="string">
            <text:p>$\lambda$</text:p>
          </table:table-cell>
          <table:table-cell table:style-name="ce8" table:formula="of:=IF([.$T46]=&quot;&quot;;&quot;&quot;;CONCATENATE(&quot;\SI{1}{&quot;;[.$Y46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46]=&quot;&quot;;&quot;&quot;;[.$F46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46]=&quot;&quot;;&quot;&quot;;[.$R46])" office:value-type="string" office:string-value="$\frac{c}{f}$" calcext:value-type="string">
            <text:p>$\frac{c}{f}$</text:p>
          </table:table-cell>
          <table:table-cell table:style-name="ce7" table:formula="of:=IF([.$T46]=&quot;&quot;;&quot;&quot;;CONCATENATE(&quot;$&quot;;[.$U46];&quot;$&quot;))" office:value-type="string" office:string-value="$\lambda$" calcext:value-type="string">
            <text:p>$\lambda$</text:p>
          </table:table-cell>
          <table:table-cell table:style-name="ce8"/>
          <table:table-cell table:style-name="ce3" table:formula="of:=IF([.T46]=&quot;&quot;;&quot;&quot;;[.$Y46])" office:value-type="string" office:string-value="\meter" calcext:value-type="string">
            <text:p>\meter</text:p>
          </table:table-cell>
          <table:table-cell table:style-name="ce7" table:formula="of:=IF([.T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\lambda$" calcext:value-type="string">
            <text:p>$\lambda$</text:p>
          </table:table-cell>
          <table:table-cell table:style-name="ce58" office:value-type="string" calcext:value-type="string">
            <text:p>$\frac{c}{f}$</text:p>
          </table:table-cell>
          <table:table-cell table:style-name="ce58"/>
          <table:table-cell table:style-name="ce25" office:value-type="string" calcext:value-type="string">
            <text:p>Wellenlänge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40"/>
          <table:table-cell office:value-type="string" calcext:value-type="string">
            <text:p>\meter</text:p>
          </table:table-cell>
          <table:table-cell table:style-name="ce44"/>
          <table:table-cell table:number-columns-repeated="998"/>
        </table:table-row>
        <table:table-row table:style-name="ro1">
          <table:table-cell/>
          <table:table-cell table:style-name="ce3" table:formula="of:=IF([.$T47]=&quot;&quot;;&quot;&quot;;[.T47])" office:value-type="string" office:string-value="Widerstand" calcext:value-type="string">
            <text:p>Widerstand</text:p>
          </table:table-cell>
          <table:table-cell table:style-name="ce7" table:formula="of:=IF([.$T47]=&quot;&quot;;&quot;&quot;;CONCATENATE(&quot;$&quot;;[.$U47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R$" calcext:value-type="string">
            <text:p>$R$</text:p>
          </table:table-cell>
          <table:table-cell table:style-name="ce8" table:formula="of:=IF([.$T47]=&quot;&quot;;&quot;&quot;;CONCATENATE(&quot;\SI{1}{&quot;;[.$Y47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47]=&quot;&quot;;&quot;&quot;;[.$F47])" office:value-type="string" office:string-value="\SI{1}{\ohm}" calcext:value-type="string">
            <text:p>\SI{1}{\ohm}</text:p>
          </table:table-cell>
          <table:table-cell table:style-name="ce3" table:formula="of:=IF([.T47]=&quot;&quot;;&quot;&quot;;CONCATENATE(&quot;\SI{1}{&quot;;[.$Z47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47]=&quot;&quot;;&quot;&quot;;[.$R47])" office:value-type="string" office:string-value="$\frac{U}{I}$" calcext:value-type="string">
            <text:p>$\frac{U}{I}$</text:p>
          </table:table-cell>
          <table:table-cell table:style-name="ce7" table:formula="of:=IF([.$T47]=&quot;&quot;;&quot;&quot;;CONCATENATE(&quot;$&quot;;[.$U47];&quot;$&quot;))" office:value-type="string" office:string-value="$R$" calcext:value-type="string">
            <text:p>$R$</text:p>
          </table:table-cell>
          <table:table-cell table:style-name="ce8"/>
          <table:table-cell table:style-name="ce3" table:formula="of:=IF([.T47]=&quot;&quot;;&quot;&quot;;[.$Y47])" office:value-type="string" office:string-value="\ohm" calcext:value-type="string">
            <text:p>\ohm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R$" calcext:value-type="string">
            <text:p>$R$</text:p>
          </table:table-cell>
          <table:table-cell office:value-type="string" calcext:value-type="string">
            <text:p>$\frac{U}{I}$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U / I </text:p>
          </table:table-cell>
          <table:table-cell table:style-name="ce40" office:value-type="string" calcext:value-type="string">
            <text:p>O</text:p>
          </table:table-cell>
          <table:table-cell table:style-name="ce4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 table:number-columns-repeated="998"/>
        </table:table-row>
        <table:table-row table:style-name="ro1">
          <table:table-cell/>
          <table:table-cell table:style-name="ce3" table:formula="of:=IF([.$T48]=&quot;&quot;;&quot;&quot;;[.T48])" office:value-type="string" office:string-value="Winkel" calcext:value-type="string">
            <text:p>Winkel</text:p>
          </table:table-cell>
          <table:table-cell table:style-name="ce7" table:formula="of:=IF([.$T48]=&quot;&quot;;&quot;&quot;;CONCATENATE(&quot;$&quot;;[.$U48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\theta$" calcext:value-type="string">
            <text:p>$\theta$</text:p>
          </table:table-cell>
          <table:table-cell table:style-name="ce8" table:formula="of:=IF([.$T48]=&quot;&quot;;&quot;&quot;;CONCATENATE(&quot;\SI{1}{&quot;;[.$Y48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style-name="ce52" office:value-type="string" calcext:value-type="string">
            <text:p>\footnote{gemeint ist hier das (einheitenlose) Bogenmaß}</text:p>
          </table:table-cell>
          <table:table-cell table:style-name="ce3" table:formula="of:=IF([.$R48]=&quot;&quot;;&quot;&quot;;[.$R48])" office:value-type="string" office:string-value="$\frac{b}{r}$" calcext:value-type="string">
            <text:p>$\frac{b}{r}$</text:p>
          </table:table-cell>
          <table:table-cell table:style-name="ce7" table:formula="of:=IF([.$T48]=&quot;&quot;;&quot;&quot;;CONCATENATE(&quot;$&quot;;[.$U48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10"/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\theta$" calcext:value-type="string">
            <text:p>$\theta$</text:p>
          </table:table-cell>
          <table:table-cell office:value-type="string" calcext:value-type="string">
            <text:p>$\frac{b}{r}$</text:p>
          </table:table-cell>
          <table:table-cell/>
          <table:table-cell office:value-type="string" calcext:value-type="string">
            <text:p>Winkel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\radian</text:p>
          </table:table-cell>
          <table:table-cell table:number-columns-repeated="999"/>
        </table:table-row>
        <table:table-row table:style-name="ro1">
          <table:table-cell/>
          <table:table-cell table:style-name="ce3" table:formula="of:=IF([.$T49]=&quot;&quot;;&quot;&quot;;[.T49])" office:value-type="string" office:string-value="Winkelgeschwindigkeit" calcext:value-type="string">
            <text:p>Winkelgeschwindigkeit</text:p>
          </table:table-cell>
          <table:table-cell table:style-name="ce7" table:formula="of:=IF([.$T49]=&quot;&quot;;&quot;&quot;;CONCATENATE(&quot;$&quot;;[.$U49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omega$" calcext:value-type="string">
            <text:p>$\omega$</text:p>
          </table:table-cell>
          <table:table-cell table:style-name="ce9" table:formula="of:=IF([.$T49]=&quot;&quot;;&quot;&quot;;CONCATENATE(&quot;\si{&quot;;[.$Y49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49]=&quot;&quot;;&quot;&quot;;[.$F49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49]=&quot;&quot;;&quot;&quot;;[.$R49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49]=&quot;&quot;;&quot;&quot;;CONCATENATE(&quot;$&quot;;[.$U49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49]=&quot;&quot;;&quot;&quot;;[.$Y49])" office:value-type="string" office:string-value="\per\second" calcext:value-type="string">
            <text:p>\per\second</text:p>
          </table:table-cell>
          <table:table-cell table:style-name="ce7" table:formula="of:=IF([.T4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\omega$" calcext:value-type="string">
            <text:p>$\omega$</text:p>
          </table:table-cell>
          <table:table-cell office:value-type="string" calcext:value-type="string">
            <text:p>$\frac{\Delta\theta}{\Delta t}$</text:p>
          </table:table-cell>
          <table:table-cell/>
          <table:table-cell office:value-type="string" calcext:value-type="string">
            <text:p>Winkelgeschwindigkeit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4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0]=&quot;&quot;;&quot;&quot;;[.T50])" office:value-type="string" office:string-value="Winkelbeschleunigung" calcext:value-type="string">
            <text:p>Winkelbeschleunigung</text:p>
          </table:table-cell>
          <table:table-cell table:style-name="ce7" table:formula="of:=IF([.$T50]=&quot;&quot;;&quot;&quot;;CONCATENATE(&quot;$&quot;;[.$U50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\alpha$" calcext:value-type="string">
            <text:p>$\alpha$</text:p>
          </table:table-cell>
          <table:table-cell table:style-name="ce9" table:formula="of:=IF([.$T50]=&quot;&quot;;&quot;&quot;;CONCATENATE(&quot;\si{&quot;;[.$Y50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0]=&quot;&quot;;&quot;&quot;;[.$F50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0]=&quot;&quot;;&quot;&quot;;[.$R50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0]=&quot;&quot;;&quot;&quot;;CONCATENATE(&quot;$&quot;;[.$U50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0]=&quot;&quot;;&quot;&quot;;[.$Y50])" office:value-type="string" office:string-value="\per\second\squared" calcext:value-type="string">
            <text:p>\per\second\squared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\alpha$" calcext:value-type="string">
            <text:p>$\alpha$</text:p>
          </table:table-cell>
          <table:table-cell office:value-type="string" calcext:value-type="string">
            <text:p>$\frac{\Delta\omega}{\Delta t}$</text:p>
          </table:table-cell>
          <table:table-cell/>
          <table:table-cell office:value-type="string" calcext:value-type="string">
            <text:p>Winkelbeschleunigung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4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.00.0000</text:date>, <text:time style:data-style-name="N2" text:time-value="13:25:17.353584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0T13:27:52.408736514</dc:date>
    <meta:editing-duration>PT10H18M11S</meta:editing-duration>
    <meta:editing-cycles>222</meta:editing-cycles>
    <meta:generator>LibreOffice/6.1.5.2$Linux_X86_64 LibreOffice_project/10$Build-2</meta:generator>
    <meta:print-date>2021-01-04T12:19:59.376833236</meta:print-date>
    <meta:document-statistic meta:table-count="1" meta:cell-count="849" meta:object-count="0"/>
  </office:meta>
</office:document-meta>
</file>